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ahoma1" svg:font-family="Tahoma" style:font-adornments="FuzzyMath by InrecoLAN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283in"/>
    </style:style>
    <style:style style:name="co3" style:family="table-column">
      <style:table-column-properties fo:break-before="auto" style:column-width="1.007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style:font-name-complex="Tahoma1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 style:data-style-name="N1"/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3"/>
        <table:table-column table:style-name="co1" table:number-columns-repeated="4" table:default-cell-style-name="Default"/>
        <table:table-row table:style-name="ro1">
          <table:table-cell table:style-name="ce1" office:value-type="string">
            <text:p>Musical notes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office:value-type="string">
            <text:p>From <text:span text:style-name="T1">The Musician’s Guide to Perception and Cognition</text:span>, Butler 1992, Appendix A.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/>
          <table:table-cell table:number-columns-repeated="2" office:value-type="string">
            <text:p>Name,</text:p>
          </table:table-cell>
          <table:table-cell table:style-name="ce2" office:value-type="string">
            <text:p>Frequency,</text:p>
          </table:table-cell>
          <table:table-cell table:style-name="ce2" office:value-type="string">
            <text:p>Period,</text:p>
          </table:table-cell>
          <table:table-cell table:style-name="ce2" office:value-type="string">
            <text:p>PIC so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Helmholtz</text:p>
          </table:table-cell>
          <table:table-cell office:value-type="string">
            <text:p>USA Standard</text:p>
          </table:table-cell>
          <table:table-cell table:style-name="ce2" office:value-type="string">
            <text:p>Hertz</text:p>
          </table:table-cell>
          <table:table-cell table:style-name="ce2" office:value-type="string">
            <text:p>microseconds</text:p>
          </table:table-cell>
          <table:table-cell table:style-name="ce2" office:value-type="string">
            <text:p>not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’’’’’</text:p>
          </table:table-cell>
          <table:table-cell office:value-type="string">
            <text:p>C8</text:p>
          </table:table-cell>
          <table:table-cell office:value-type="float" office:value="4186">
            <text:p>4186</text:p>
          </table:table-cell>
          <table:table-cell table:formula="oooc:=1/[.D6]*1000000" office:value-type="float" office:value="238.891543239369">
            <text:p>23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’’’’</text:p>
          </table:table-cell>
          <table:table-cell office:value-type="string">
            <text:p>B7</text:p>
          </table:table-cell>
          <table:table-cell office:value-type="float" office:value="3951">
            <text:p>3951</text:p>
          </table:table-cell>
          <table:table-cell table:formula="oooc:=1/[.D7]*1000000" office:value-type="float" office:value="253.100480890914">
            <text:p>25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3729">
            <text:p>3729</text:p>
          </table:table-cell>
          <table:table-cell table:formula="oooc:=1/[.D8]*1000000" office:value-type="float" office:value="268.16840976133">
            <text:p>26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’’’</text:p>
          </table:table-cell>
          <table:table-cell office:value-type="string">
            <text:p>A7</text:p>
          </table:table-cell>
          <table:table-cell office:value-type="float" office:value="3520">
            <text:p>3520</text:p>
          </table:table-cell>
          <table:table-cell table:formula="oooc:=1/[.D9]*1000000" office:value-type="float" office:value="284.090909090909">
            <text:p>28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3322">
            <text:p>3322</text:p>
          </table:table-cell>
          <table:table-cell table:formula="oooc:=1/[.D10]*1000000" office:value-type="float" office:value="301.023479831427">
            <text:p>30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’’’’</text:p>
          </table:table-cell>
          <table:table-cell office:value-type="string">
            <text:p>G7</text:p>
          </table:table-cell>
          <table:table-cell office:value-type="float" office:value="3136">
            <text:p>3136</text:p>
          </table:table-cell>
          <table:table-cell table:formula="oooc:=1/[.D11]*1000000" office:value-type="float" office:value="318.877551020408">
            <text:p>31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960">
            <text:p>2960</text:p>
          </table:table-cell>
          <table:table-cell table:formula="oooc:=1/[.D12]*1000000" office:value-type="float" office:value="337.837837837838">
            <text:p>33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’’’’</text:p>
          </table:table-cell>
          <table:table-cell office:value-type="string">
            <text:p>F7</text:p>
          </table:table-cell>
          <table:table-cell office:value-type="float" office:value="2794">
            <text:p>2794</text:p>
          </table:table-cell>
          <table:table-cell table:formula="oooc:=1/[.D13]*1000000" office:value-type="float" office:value="357.909806728704">
            <text:p>35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’’’’</text:p>
          </table:table-cell>
          <table:table-cell office:value-type="string">
            <text:p>E7</text:p>
          </table:table-cell>
          <table:table-cell office:value-type="float" office:value="2637">
            <text:p>2637</text:p>
          </table:table-cell>
          <table:table-cell table:formula="oooc:=1/[.D14]*1000000" office:value-type="float" office:value="379.218809252939">
            <text:p>37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489">
            <text:p>2489</text:p>
          </table:table-cell>
          <table:table-cell table:formula="oooc:=1/[.D15]*1000000" office:value-type="float" office:value="401.767778224186">
            <text:p>40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’’’’</text:p>
          </table:table-cell>
          <table:table-cell office:value-type="string">
            <text:p>D7</text:p>
          </table:table-cell>
          <table:table-cell office:value-type="float" office:value="2349">
            <text:p>2349</text:p>
          </table:table-cell>
          <table:table-cell table:formula="oooc:=1/[.D16]*1000000" office:value-type="float" office:value="425.71306939123">
            <text:p>42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218">
            <text:p>2218</text:p>
          </table:table-cell>
          <table:table-cell table:formula="oooc:=1/[.D17]*1000000" office:value-type="float" office:value="450.856627592426">
            <text:p>45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’’’’</text:p>
          </table:table-cell>
          <table:table-cell office:value-type="string">
            <text:p>C7</text:p>
          </table:table-cell>
          <table:table-cell office:value-type="float" office:value="2039">
            <text:p>2039</text:p>
          </table:table-cell>
          <table:table-cell table:formula="oooc:=1/[.D18]*1000000" office:value-type="float" office:value="490.436488474743">
            <text:p>49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’’’</text:p>
          </table:table-cell>
          <table:table-cell office:value-type="string">
            <text:p>B6</text:p>
          </table:table-cell>
          <table:table-cell office:value-type="float" office:value="1976">
            <text:p>1976</text:p>
          </table:table-cell>
          <table:table-cell table:formula="oooc:=1/[.D19]*1000000" office:value-type="float" office:value="506.072874493927">
            <text:p>50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865">
            <text:p>1865</text:p>
          </table:table-cell>
          <table:table-cell table:formula="oooc:=1/[.D20]*1000000" office:value-type="float" office:value="536.193029490617">
            <text:p>53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’’’</text:p>
          </table:table-cell>
          <table:table-cell office:value-type="string">
            <text:p>A6</text:p>
          </table:table-cell>
          <table:table-cell office:value-type="float" office:value="1760">
            <text:p>1760</text:p>
          </table:table-cell>
          <table:table-cell table:formula="oooc:=1/[.D21]*1000000" office:value-type="float" office:value="568.181818181818">
            <text:p>56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661">
            <text:p>1661</text:p>
          </table:table-cell>
          <table:table-cell table:formula="oooc:=1/[.D22]*1000000" office:value-type="float" office:value="602.046959662854">
            <text:p>60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’’’</text:p>
          </table:table-cell>
          <table:table-cell office:value-type="string">
            <text:p>G6</text:p>
          </table:table-cell>
          <table:table-cell office:value-type="float" office:value="1568">
            <text:p>1568</text:p>
          </table:table-cell>
          <table:table-cell table:formula="oooc:=1/[.D23]*1000000" office:value-type="float" office:value="637.755102040816">
            <text:p>63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480">
            <text:p>1480</text:p>
          </table:table-cell>
          <table:table-cell table:formula="oooc:=1/[.D24]*1000000" office:value-type="float" office:value="675.675675675676">
            <text:p>67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’’’</text:p>
          </table:table-cell>
          <table:table-cell office:value-type="string">
            <text:p>F6</text:p>
          </table:table-cell>
          <table:table-cell office:value-type="float" office:value="1397">
            <text:p>1397</text:p>
          </table:table-cell>
          <table:table-cell table:formula="oooc:=1/[.D25]*1000000" office:value-type="float" office:value="715.819613457409">
            <text:p>71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’’’</text:p>
          </table:table-cell>
          <table:table-cell office:value-type="string">
            <text:p>E6</text:p>
          </table:table-cell>
          <table:table-cell office:value-type="float" office:value="1318.5">
            <text:p>1318.5</text:p>
          </table:table-cell>
          <table:table-cell table:formula="oooc:=1/[.D26]*1000000" office:value-type="float" office:value="758.437618505878">
            <text:p>75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244.5">
            <text:p>1244.5</text:p>
          </table:table-cell>
          <table:table-cell table:formula="oooc:=1/[.D27]*1000000" office:value-type="float" office:value="803.535556448373">
            <text:p>80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’’’</text:p>
          </table:table-cell>
          <table:table-cell office:value-type="string">
            <text:p>D6</text:p>
          </table:table-cell>
          <table:table-cell office:value-type="float" office:value="1174.7">
            <text:p>1174.7</text:p>
          </table:table-cell>
          <table:table-cell table:formula="oooc:=1/[.D28]*1000000" office:value-type="float" office:value="851.281178173151">
            <text:p>85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108.7">
            <text:p>1108.7</text:p>
          </table:table-cell>
          <table:table-cell table:formula="oooc:=1/[.D29]*1000000" office:value-type="float" office:value="901.957247226482">
            <text:p>90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’’’</text:p>
          </table:table-cell>
          <table:table-cell office:value-type="string">
            <text:p>C6</text:p>
          </table:table-cell>
          <table:table-cell office:value-type="float" office:value="1046.5">
            <text:p>1046.5</text:p>
          </table:table-cell>
          <table:table-cell table:formula="oooc:=1/[.D30]*1000000" office:value-type="float" office:value="955.566172957477">
            <text:p>95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’’</text:p>
          </table:table-cell>
          <table:table-cell office:value-type="string">
            <text:p>B5</text:p>
          </table:table-cell>
          <table:table-cell office:value-type="float" office:value="937.8">
            <text:p>937.8</text:p>
          </table:table-cell>
          <table:table-cell table:formula="oooc:=1/[.D31]*1000000" office:value-type="float" office:value="1066.32544252506">
            <text:p>1066</text:p>
          </table:table-cell>
          <table:table-cell table:style-name="ce2" office:value-type="string">
            <text:p>B</text:p>
          </table:table-cell>
          <table:table-cell office:value-type="float" office:value="23">
            <text:p>23</text:p>
          </table:table-cell>
          <table:table-cell/>
          <table:table-cell office:value-type="float" office:value="3823">
            <text:p>3823</text:p>
          </table:table-cell>
        </table:table-row>
        <table:table-row table:style-name="ro1">
          <table:table-cell table:number-columns-repeated="3"/>
          <table:table-cell office:value-type="float" office:value="932.3">
            <text:p>932.3</text:p>
          </table:table-cell>
          <table:table-cell table:formula="oooc:=1/[.D32]*1000000" office:value-type="float" office:value="1072.61611069398">
            <text:p>1073</text:p>
          </table:table-cell>
          <table:table-cell table:style-name="ce2"/>
          <table:table-cell office:value-type="float" office:value="22">
            <text:p>22</text:p>
          </table:table-cell>
          <table:table-cell/>
          <table:table-cell office:value-type="float" office:value="3608">
            <text:p>3608</text:p>
          </table:table-cell>
        </table:table-row>
        <table:table-row table:style-name="ro1">
          <table:table-cell/>
          <table:table-cell office:value-type="string">
            <text:p>a’’</text:p>
          </table:table-cell>
          <table:table-cell office:value-type="string">
            <text:p>A5</text:p>
          </table:table-cell>
          <table:table-cell office:value-type="float" office:value="880">
            <text:p>880</text:p>
          </table:table-cell>
          <table:table-cell table:formula="oooc:=1/[.D33]*1000000" office:value-type="float" office:value="1136.36363636364">
            <text:p>1136</text:p>
          </table:table-cell>
          <table:table-cell table:style-name="ce2" office:value-type="string">
            <text:p>A</text:p>
          </table:table-cell>
          <table:table-cell office:value-type="float" office:value="21">
            <text:p>21</text:p>
          </table:table-cell>
          <table:table-cell/>
          <table:table-cell office:value-type="float" office:value="3405">
            <text:p>3405</text:p>
          </table:table-cell>
        </table:table-row>
        <table:table-row table:style-name="ro1">
          <table:table-cell table:number-columns-repeated="3"/>
          <table:table-cell office:value-type="float" office:value="830.6">
            <text:p>830.6</text:p>
          </table:table-cell>
          <table:table-cell table:formula="oooc:=1/[.D34]*1000000" office:value-type="float" office:value="1203.94895256441">
            <text:p>1204</text:p>
          </table:table-cell>
          <table:table-cell table:style-name="ce2"/>
          <table:table-cell office:value-type="float" office:value="20">
            <text:p>20</text:p>
          </table:table-cell>
          <table:table-cell/>
          <table:table-cell office:value-type="float" office:value="3214">
            <text:p>3214</text:p>
          </table:table-cell>
        </table:table-row>
        <table:table-row table:style-name="ro1">
          <table:table-cell/>
          <table:table-cell office:value-type="string">
            <text:p>g’’</text:p>
          </table:table-cell>
          <table:table-cell office:value-type="string">
            <text:p>G5</text:p>
          </table:table-cell>
          <table:table-cell office:value-type="float" office:value="784">
            <text:p>784</text:p>
          </table:table-cell>
          <table:table-cell table:formula="oooc:=1/[.D35]*1000000" office:value-type="float" office:value="1275.51020408163">
            <text:p>1276</text:p>
          </table:table-cell>
          <table:table-cell table:style-name="ce2" office:value-type="string">
            <text:p>G</text:p>
          </table:table-cell>
          <table:table-cell office:value-type="float" office:value="19">
            <text:p>19</text:p>
          </table:table-cell>
          <table:table-cell/>
          <table:table-cell office:value-type="float" office:value="3034">
            <text:p>3034</text:p>
          </table:table-cell>
        </table:table-row>
        <table:table-row table:style-name="ro1">
          <table:table-cell table:number-columns-repeated="3"/>
          <table:table-cell office:value-type="float" office:value="740">
            <text:p>740</text:p>
          </table:table-cell>
          <table:table-cell table:formula="oooc:=1/[.D36]*1000000" office:value-type="float" office:value="1351.35135135135">
            <text:p>1351</text:p>
          </table:table-cell>
          <table:table-cell table:style-name="ce2"/>
          <table:table-cell office:value-type="float" office:value="18">
            <text:p>18</text:p>
          </table:table-cell>
          <table:table-cell/>
          <table:table-cell office:value-type="float" office:value="2864">
            <text:p>2864</text:p>
          </table:table-cell>
        </table:table-row>
        <table:table-row table:style-name="ro1">
          <table:table-cell/>
          <table:table-cell office:value-type="string">
            <text:p>f’’</text:p>
          </table:table-cell>
          <table:table-cell office:value-type="string">
            <text:p>F5</text:p>
          </table:table-cell>
          <table:table-cell office:value-type="float" office:value="698.5">
            <text:p>698.5</text:p>
          </table:table-cell>
          <table:table-cell table:formula="oooc:=1/[.D37]*1000000" office:value-type="float" office:value="1431.63922691482">
            <text:p>1432</text:p>
          </table:table-cell>
          <table:table-cell table:style-name="ce2" office:value-type="string">
            <text:p>F</text:p>
          </table:table-cell>
          <table:table-cell office:value-type="float" office:value="17">
            <text:p>17</text:p>
          </table:table-cell>
          <table:table-cell/>
          <table:table-cell office:value-type="float" office:value="2703">
            <text:p>2703</text:p>
          </table:table-cell>
        </table:table-row>
        <table:table-row table:style-name="ro1">
          <table:table-cell/>
          <table:table-cell office:value-type="string">
            <text:p>e’’</text:p>
          </table:table-cell>
          <table:table-cell office:value-type="string">
            <text:p>E5</text:p>
          </table:table-cell>
          <table:table-cell office:value-type="float" office:value="659.3">
            <text:p>659.3</text:p>
          </table:table-cell>
          <table:table-cell table:formula="oooc:=1/[.D38]*1000000" office:value-type="float" office:value="1516.76020021235">
            <text:p>1517</text:p>
          </table:table-cell>
          <table:table-cell table:style-name="ce2" office:value-type="string">
            <text:p>E</text:p>
          </table:table-cell>
          <table:table-cell office:value-type="float" office:value="16">
            <text:p>16</text:p>
          </table:table-cell>
          <table:table-cell/>
          <table:table-cell office:value-type="float" office:value="2551">
            <text:p>2551</text:p>
          </table:table-cell>
        </table:table-row>
        <table:table-row table:style-name="ro1">
          <table:table-cell table:number-columns-repeated="3"/>
          <table:table-cell office:value-type="float" office:value="622.3">
            <text:p>622.3</text:p>
          </table:table-cell>
          <table:table-cell table:formula="oooc:=1/[.D39]*1000000" office:value-type="float" office:value="1606.94198939418">
            <text:p>1607</text:p>
          </table:table-cell>
          <table:table-cell table:style-name="ce2"/>
          <table:table-cell office:value-type="float" office:value="15">
            <text:p>15</text:p>
          </table:table-cell>
          <table:table-cell/>
          <table:table-cell office:value-type="float" office:value="2408">
            <text:p>2408</text:p>
          </table:table-cell>
        </table:table-row>
        <table:table-row table:style-name="ro1">
          <table:table-cell/>
          <table:table-cell office:value-type="string">
            <text:p>d’’</text:p>
          </table:table-cell>
          <table:table-cell office:value-type="string">
            <text:p>D5</text:p>
          </table:table-cell>
          <table:table-cell office:value-type="float" office:value="587.3">
            <text:p>587.3</text:p>
          </table:table-cell>
          <table:table-cell table:formula="oooc:=1/[.D40]*1000000" office:value-type="float" office:value="1702.70730461434">
            <text:p>1703</text:p>
          </table:table-cell>
          <table:table-cell table:style-name="ce2" office:value-type="string">
            <text:p>D</text:p>
          </table:table-cell>
          <table:table-cell office:value-type="float" office:value="14">
            <text:p>14</text:p>
          </table:table-cell>
          <table:table-cell/>
          <table:table-cell office:value-type="float" office:value="2273">
            <text:p>2273</text:p>
          </table:table-cell>
        </table:table-row>
        <table:table-row table:style-name="ro1">
          <table:table-cell table:number-columns-repeated="3"/>
          <table:table-cell office:value-type="float" office:value="554.4">
            <text:p>554.4</text:p>
          </table:table-cell>
          <table:table-cell table:formula="oooc:=1/[.D41]*1000000" office:value-type="float" office:value="1803.7518037518">
            <text:p>1804</text:p>
          </table:table-cell>
          <table:table-cell table:style-name="ce2"/>
          <table:table-cell office:value-type="float" office:value="13">
            <text:p>13</text:p>
          </table:table-cell>
          <table:table-cell/>
          <table:table-cell office:value-type="float" office:value="2241">
            <text:p>2241</text:p>
          </table:table-cell>
        </table:table-row>
        <table:table-row table:style-name="ro1">
          <table:table-cell/>
          <table:table-cell office:value-type="string">
            <text:p>c’’</text:p>
          </table:table-cell>
          <table:table-cell office:value-type="string">
            <text:p>C5</text:p>
          </table:table-cell>
          <table:table-cell office:value-type="float" office:value="523.3">
            <text:p>523.3</text:p>
          </table:table-cell>
          <table:table-cell table:formula="oooc:=1/[.D42]*1000000" office:value-type="float" office:value="1910.94974202179">
            <text:p>1911</text:p>
          </table:table-cell>
          <table:table-cell table:style-name="ce2" office:value-type="string">
            <text:p>C</text:p>
          </table:table-cell>
          <table:table-cell office:value-type="float" office:value="12">
            <text:p>12</text:p>
          </table:table-cell>
          <table:table-cell/>
          <table:table-cell office:value-type="float" office:value="2025">
            <text:p>2025</text:p>
          </table:table-cell>
        </table:table-row>
        <table:table-row table:style-name="ro1">
          <table:table-cell/>
          <table:table-cell office:value-type="string">
            <text:p>b’</text:p>
          </table:table-cell>
          <table:table-cell office:value-type="string">
            <text:p>B4</text:p>
          </table:table-cell>
          <table:table-cell office:value-type="float" office:value="493.9">
            <text:p>493.9</text:p>
          </table:table-cell>
          <table:table-cell table:formula="oooc:=1/[.D43]*1000000" office:value-type="float" office:value="2024.70135654991">
            <text:p>2025</text:p>
          </table:table-cell>
          <table:table-cell table:style-name="ce2" office:value-type="string">
            <text:p>b</text:p>
          </table:table-cell>
          <table:table-cell office:value-type="float" office:value="11">
            <text:p>11</text:p>
          </table:table-cell>
          <table:table-cell/>
          <table:table-cell office:value-type="float" office:value="1911">
            <text:p>1911</text:p>
          </table:table-cell>
        </table:table-row>
        <table:table-row table:style-name="ro1">
          <table:table-cell table:number-columns-repeated="3"/>
          <table:table-cell office:value-type="float" office:value="446.2">
            <text:p>446.2</text:p>
          </table:table-cell>
          <table:table-cell table:formula="oooc:=1/[.D44]*1000000" office:value-type="float" office:value="2241.14746750336">
            <text:p>2241</text:p>
          </table:table-cell>
          <table:table-cell table:style-name="ce2"/>
          <table:table-cell office:value-type="float" office:value="10">
            <text:p>10</text:p>
          </table:table-cell>
          <table:table-cell/>
          <table:table-cell office:value-type="float" office:value="1804">
            <text:p>1804</text:p>
          </table:table-cell>
        </table:table-row>
        <table:table-row table:style-name="ro1">
          <table:table-cell/>
          <table:table-cell office:value-type="string">
            <text:p>a’</text:p>
          </table:table-cell>
          <table:table-cell office:value-type="string">
            <text:p>A4</text:p>
          </table:table-cell>
          <table:table-cell office:value-type="float" office:value="440">
            <text:p>440</text:p>
          </table:table-cell>
          <table:table-cell table:formula="oooc:=1/[.D45]*1000000" office:value-type="float" office:value="2272.72727272727">
            <text:p>2273</text:p>
          </table:table-cell>
          <table:table-cell table:style-name="ce2" office:value-type="string">
            <text:p>a</text:p>
          </table:table-cell>
          <table:table-cell office:value-type="float" office:value="9">
            <text:p>9</text:p>
          </table:table-cell>
          <table:table-cell/>
          <table:table-cell office:value-type="float" office:value="1703">
            <text:p>1703</text:p>
          </table:table-cell>
        </table:table-row>
        <table:table-row table:style-name="ro1">
          <table:table-cell table:number-columns-repeated="3"/>
          <table:table-cell office:value-type="float" office:value="415.3">
            <text:p>415.3</text:p>
          </table:table-cell>
          <table:table-cell table:formula="oooc:=1/[.D46]*1000000" office:value-type="float" office:value="2407.89790512882">
            <text:p>2408</text:p>
          </table:table-cell>
          <table:table-cell table:style-name="ce2"/>
          <table:table-cell office:value-type="float" office:value="8">
            <text:p>8</text:p>
          </table:table-cell>
          <table:table-cell/>
          <table:table-cell office:value-type="float" office:value="1607">
            <text:p>1607</text:p>
          </table:table-cell>
        </table:table-row>
        <table:table-row table:style-name="ro1">
          <table:table-cell/>
          <table:table-cell office:value-type="string">
            <text:p>g’</text:p>
          </table:table-cell>
          <table:table-cell office:value-type="string">
            <text:p>G4</text:p>
          </table:table-cell>
          <table:table-cell office:value-type="float" office:value="392">
            <text:p>392</text:p>
          </table:table-cell>
          <table:table-cell table:formula="oooc:=1/[.D47]*1000000" office:value-type="float" office:value="2551.02040816327">
            <text:p>2551</text:p>
          </table:table-cell>
          <table:table-cell table:style-name="ce2" office:value-type="string">
            <text:p>g</text:p>
          </table:table-cell>
          <table:table-cell office:value-type="float" office:value="7">
            <text:p>7</text:p>
          </table:table-cell>
          <table:table-cell/>
          <table:table-cell office:value-type="float" office:value="1517">
            <text:p>1517</text:p>
          </table:table-cell>
        </table:table-row>
        <table:table-row table:style-name="ro1">
          <table:table-cell table:number-columns-repeated="3"/>
          <table:table-cell office:value-type="float" office:value="370">
            <text:p>370</text:p>
          </table:table-cell>
          <table:table-cell table:formula="oooc:=1/[.D48]*1000000" office:value-type="float" office:value="2702.7027027027">
            <text:p>2703</text:p>
          </table:table-cell>
          <table:table-cell table:style-name="ce2"/>
          <table:table-cell office:value-type="float" office:value="6">
            <text:p>6</text:p>
          </table:table-cell>
          <table:table-cell/>
          <table:table-cell office:value-type="float" office:value="1432">
            <text:p>1432</text:p>
          </table:table-cell>
        </table:table-row>
        <table:table-row table:style-name="ro1">
          <table:table-cell/>
          <table:table-cell office:value-type="string">
            <text:p>f’</text:p>
          </table:table-cell>
          <table:table-cell office:value-type="string">
            <text:p>F4</text:p>
          </table:table-cell>
          <table:table-cell office:value-type="float" office:value="349.2">
            <text:p>349.2</text:p>
          </table:table-cell>
          <table:table-cell table:formula="oooc:=1/[.D49]*1000000" office:value-type="float" office:value="2863.68843069874">
            <text:p>2864</text:p>
          </table:table-cell>
          <table:table-cell table:style-name="ce2" office:value-type="string">
            <text:p>f</text:p>
          </table:table-cell>
          <table:table-cell office:value-type="float" office:value="5">
            <text:p>5</text:p>
          </table:table-cell>
          <table:table-cell/>
          <table:table-cell office:value-type="float" office:value="1351">
            <text:p>1351</text:p>
          </table:table-cell>
        </table:table-row>
        <table:table-row table:style-name="ro1">
          <table:table-cell/>
          <table:table-cell office:value-type="string">
            <text:p>e’</text:p>
          </table:table-cell>
          <table:table-cell office:value-type="string">
            <text:p>E4</text:p>
          </table:table-cell>
          <table:table-cell office:value-type="float" office:value="329.6">
            <text:p>329.6</text:p>
          </table:table-cell>
          <table:table-cell table:formula="oooc:=1/[.D50]*1000000" office:value-type="float" office:value="3033.98058252427">
            <text:p>3034</text:p>
          </table:table-cell>
          <table:table-cell table:style-name="ce2" office:value-type="string">
            <text:p>e</text:p>
          </table:table-cell>
          <table:table-cell office:value-type="float" office:value="4">
            <text:p>4</text:p>
          </table:table-cell>
          <table:table-cell/>
          <table:table-cell office:value-type="float" office:value="1276">
            <text:p>1276</text:p>
          </table:table-cell>
        </table:table-row>
        <table:table-row table:style-name="ro1">
          <table:table-cell table:number-columns-repeated="3"/>
          <table:table-cell office:value-type="float" office:value="311.1">
            <text:p>311.1</text:p>
          </table:table-cell>
          <table:table-cell table:formula="oooc:=1/[.D51]*1000000" office:value-type="float" office:value="3214.40051430408">
            <text:p>3214</text:p>
          </table:table-cell>
          <table:table-cell table:style-name="ce2"/>
          <table:table-cell office:value-type="float" office:value="3">
            <text:p>3</text:p>
          </table:table-cell>
          <table:table-cell/>
          <table:table-cell office:value-type="float" office:value="1204">
            <text:p>1204</text:p>
          </table:table-cell>
        </table:table-row>
        <table:table-row table:style-name="ro1">
          <table:table-cell/>
          <table:table-cell office:value-type="string">
            <text:p>d’</text:p>
          </table:table-cell>
          <table:table-cell office:value-type="string">
            <text:p>D4</text:p>
          </table:table-cell>
          <table:table-cell office:value-type="float" office:value="293.7">
            <text:p>293.7</text:p>
          </table:table-cell>
          <table:table-cell table:formula="oooc:=1/[.D52]*1000000" office:value-type="float" office:value="3404.83486550902">
            <text:p>3405</text:p>
          </table:table-cell>
          <table:table-cell table:style-name="ce2" office:value-type="string">
            <text:p>d</text:p>
          </table:table-cell>
          <table:table-cell office:value-type="float" office:value="2">
            <text:p>2</text:p>
          </table:table-cell>
          <table:table-cell/>
          <table:table-cell office:value-type="float" office:value="1136">
            <text:p>1136</text:p>
          </table:table-cell>
        </table:table-row>
        <table:table-row table:style-name="ro1">
          <table:table-cell table:number-columns-repeated="3"/>
          <table:table-cell office:value-type="float" office:value="277.2">
            <text:p>277.2</text:p>
          </table:table-cell>
          <table:table-cell table:formula="oooc:=1/[.D53]*1000000" office:value-type="float" office:value="3607.50360750361">
            <text:p>3608</text:p>
          </table:table-cell>
          <table:table-cell table:style-name="ce2"/>
          <table:table-cell office:value-type="float" office:value="1">
            <text:p>1</text:p>
          </table:table-cell>
          <table:table-cell/>
          <table:table-cell office:value-type="float" office:value="1073">
            <text:p>1073</text:p>
          </table:table-cell>
        </table:table-row>
        <table:table-row table:style-name="ro1">
          <table:table-cell office:value-type="string">
            <text:p>Middle C</text:p>
          </table:table-cell>
          <table:table-cell office:value-type="string">
            <text:p>c’</text:p>
          </table:table-cell>
          <table:table-cell office:value-type="string">
            <text:p>C4</text:p>
          </table:table-cell>
          <table:table-cell office:value-type="float" office:value="261.6">
            <text:p>261.6</text:p>
          </table:table-cell>
          <table:table-cell table:formula="oooc:=1/[.D54]*1000000" office:value-type="float" office:value="3822.62996941896">
            <text:p>3823</text:p>
          </table:table-cell>
          <table:table-cell table:style-name="ce2" office:value-type="string">
            <text:p>c</text:p>
          </table:table-cell>
          <table:table-cell office:value-type="float" office:value="0">
            <text:p>0</text:p>
          </table:table-cell>
          <table:table-cell/>
          <table:table-cell office:value-type="float" office:value="1066">
            <text:p>1066</text:p>
          </table:table-cell>
        </table:table-row>
        <table:table-row table:style-name="ro1">
          <table:table-cell/>
          <table:table-cell office:value-type="string">
            <text:p>b</text:p>
          </table:table-cell>
          <table:table-cell office:value-type="string">
            <text:p>B3</text:p>
          </table:table-cell>
          <table:table-cell office:value-type="float" office:value="246.9">
            <text:p>246.9</text:p>
          </table:table-cell>
          <table:table-cell table:formula="oooc:=1/[.D55]*1000000" office:value-type="float" office:value="4050.22276225192">
            <text:p>405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33.1">
            <text:p>233.1</text:p>
          </table:table-cell>
          <table:table-cell table:formula="oooc:=1/[.D56]*1000000" office:value-type="float" office:value="4290.00429000429">
            <text:p>429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float" office:value="220">
            <text:p>220</text:p>
          </table:table-cell>
          <table:table-cell table:formula="oooc:=1/[.D57]*1000000" office:value-type="float" office:value="4545.45454545455">
            <text:p>454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07.7">
            <text:p>207.7</text:p>
          </table:table-cell>
          <table:table-cell table:formula="oooc:=1/[.D58]*1000000" office:value-type="float" office:value="4814.63649494463">
            <text:p>481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</text:p>
          </table:table-cell>
          <table:table-cell office:value-type="string">
            <text:p>G3</text:p>
          </table:table-cell>
          <table:table-cell office:value-type="float" office:value="196">
            <text:p>196</text:p>
          </table:table-cell>
          <table:table-cell table:formula="oooc:=1/[.D59]*1000000" office:value-type="float" office:value="5102.04081632653">
            <text:p>510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85">
            <text:p>185</text:p>
          </table:table-cell>
          <table:table-cell table:formula="oooc:=1/[.D60]*1000000" office:value-type="float" office:value="5405.40540540541">
            <text:p>540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</text:p>
          </table:table-cell>
          <table:table-cell office:value-type="string">
            <text:p>F3</text:p>
          </table:table-cell>
          <table:table-cell office:value-type="float" office:value="174.6">
            <text:p>174.6</text:p>
          </table:table-cell>
          <table:table-cell table:formula="oooc:=1/[.D61]*1000000" office:value-type="float" office:value="5727.37686139748">
            <text:p>572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</text:p>
          </table:table-cell>
          <table:table-cell office:value-type="string">
            <text:p>E3</text:p>
          </table:table-cell>
          <table:table-cell office:value-type="float" office:value="164.8">
            <text:p>164.8</text:p>
          </table:table-cell>
          <table:table-cell table:formula="oooc:=1/[.D62]*1000000" office:value-type="float" office:value="6067.96116504854">
            <text:p>606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55.6">
            <text:p>155.6</text:p>
          </table:table-cell>
          <table:table-cell table:formula="oooc:=1/[.D63]*1000000" office:value-type="float" office:value="6426.735218509">
            <text:p>642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</text:p>
          </table:table-cell>
          <table:table-cell office:value-type="string">
            <text:p>D3</text:p>
          </table:table-cell>
          <table:table-cell office:value-type="float" office:value="146.8">
            <text:p>146.8</text:p>
          </table:table-cell>
          <table:table-cell table:formula="oooc:=1/[.D64]*1000000" office:value-type="float" office:value="6811.98910081744">
            <text:p>681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38.6">
            <text:p>138.6</text:p>
          </table:table-cell>
          <table:table-cell table:formula="oooc:=1/[.D65]*1000000" office:value-type="float" office:value="7215.00721500721">
            <text:p>721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</text:p>
          </table:table-cell>
          <table:table-cell office:value-type="string">
            <text:p>C3</text:p>
          </table:table-cell>
          <table:table-cell office:value-type="float" office:value="130.8">
            <text:p>130.8</text:p>
          </table:table-cell>
          <table:table-cell table:formula="oooc:=1/[.D66]*1000000" office:value-type="float" office:value="7645.25993883792">
            <text:p>764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</text:p>
          </table:table-cell>
          <table:table-cell office:value-type="string">
            <text:p>B2</text:p>
          </table:table-cell>
          <table:table-cell office:value-type="float" office:value="123.5">
            <text:p>123.5</text:p>
          </table:table-cell>
          <table:table-cell table:formula="oooc:=1/[.D67]*1000000" office:value-type="float" office:value="8097.16599190283">
            <text:p>809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16.5">
            <text:p>116.5</text:p>
          </table:table-cell>
          <table:table-cell table:formula="oooc:=1/[.D68]*1000000" office:value-type="float" office:value="8583.69098712446">
            <text:p>858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</text:p>
          </table:table-cell>
          <table:table-cell office:value-type="string">
            <text:p>A2</text:p>
          </table:table-cell>
          <table:table-cell office:value-type="float" office:value="110">
            <text:p>110</text:p>
          </table:table-cell>
          <table:table-cell table:formula="oooc:=1/[.D69]*1000000" office:value-type="float" office:value="9090.90909090909">
            <text:p>909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03.8">
            <text:p>103.8</text:p>
          </table:table-cell>
          <table:table-cell table:formula="oooc:=1/[.D70]*1000000" office:value-type="float" office:value="9633.91136801542">
            <text:p>963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</text:p>
          </table:table-cell>
          <table:table-cell office:value-type="string">
            <text:p>G2</text:p>
          </table:table-cell>
          <table:table-cell office:value-type="float" office:value="98">
            <text:p>98</text:p>
          </table:table-cell>
          <table:table-cell table:formula="oooc:=1/[.D71]*1000000" office:value-type="float" office:value="10204.0816326531">
            <text:p>1020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92.5">
            <text:p>92.5</text:p>
          </table:table-cell>
          <table:table-cell table:formula="oooc:=1/[.D72]*1000000" office:value-type="float" office:value="10810.8108108108">
            <text:p>1081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</text:p>
          </table:table-cell>
          <table:table-cell office:value-type="string">
            <text:p>F2</text:p>
          </table:table-cell>
          <table:table-cell office:value-type="float" office:value="87.5">
            <text:p>87.5</text:p>
          </table:table-cell>
          <table:table-cell table:formula="oooc:=1/[.D73]*1000000" office:value-type="float" office:value="11428.5714285714">
            <text:p>1142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</text:p>
          </table:table-cell>
          <table:table-cell office:value-type="string">
            <text:p>E2</text:p>
          </table:table-cell>
          <table:table-cell office:value-type="float" office:value="82.4">
            <text:p>82.4</text:p>
          </table:table-cell>
          <table:table-cell table:formula="oooc:=1/[.D74]*1000000" office:value-type="float" office:value="12135.9223300971">
            <text:p>1213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77.8">
            <text:p>77.8</text:p>
          </table:table-cell>
          <table:table-cell table:formula="oooc:=1/[.D75]*1000000" office:value-type="float" office:value="12853.470437018">
            <text:p>1285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</text:p>
          </table:table-cell>
          <table:table-cell office:value-type="string">
            <text:p>D2</text:p>
          </table:table-cell>
          <table:table-cell office:value-type="float" office:value="73.4">
            <text:p>73.4</text:p>
          </table:table-cell>
          <table:table-cell table:formula="oooc:=1/[.D76]*1000000" office:value-type="float" office:value="13623.9782016349">
            <text:p>1362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69.3">
            <text:p>69.3</text:p>
          </table:table-cell>
          <table:table-cell table:formula="oooc:=1/[.D77]*1000000" office:value-type="float" office:value="14430.0144300144">
            <text:p>144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</text:p>
          </table:table-cell>
          <table:table-cell office:value-type="string">
            <text:p>C2</text:p>
          </table:table-cell>
          <table:table-cell office:value-type="float" office:value="65.4">
            <text:p>65.4</text:p>
          </table:table-cell>
          <table:table-cell table:formula="oooc:=1/[.D78]*1000000" office:value-type="float" office:value="15290.5198776758">
            <text:p>1529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,</text:p>
          </table:table-cell>
          <table:table-cell office:value-type="string">
            <text:p>B1</text:p>
          </table:table-cell>
          <table:table-cell office:value-type="float" office:value="61.7">
            <text:p>61.7</text:p>
          </table:table-cell>
          <table:table-cell table:formula="oooc:=1/[.D79]*1000000" office:value-type="float" office:value="16207.4554294976">
            <text:p>1620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58.3">
            <text:p>58.3</text:p>
          </table:table-cell>
          <table:table-cell table:formula="oooc:=1/[.D80]*1000000" office:value-type="float" office:value="17152.6586620926">
            <text:p>1715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,</text:p>
          </table:table-cell>
          <table:table-cell office:value-type="string">
            <text:p>A1</text:p>
          </table:table-cell>
          <table:table-cell office:value-type="float" office:value="55">
            <text:p>55</text:p>
          </table:table-cell>
          <table:table-cell table:formula="oooc:=1/[.D81]*1000000" office:value-type="float" office:value="18181.8181818182">
            <text:p>1818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51.9">
            <text:p>51.9</text:p>
          </table:table-cell>
          <table:table-cell table:formula="oooc:=1/[.D82]*1000000" office:value-type="float" office:value="19267.8227360308">
            <text:p>1926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,</text:p>
          </table:table-cell>
          <table:table-cell office:value-type="string">
            <text:p>G1</text:p>
          </table:table-cell>
          <table:table-cell office:value-type="float" office:value="49">
            <text:p>49</text:p>
          </table:table-cell>
          <table:table-cell table:formula="oooc:=1/[.D83]*1000000" office:value-type="float" office:value="20408.1632653061">
            <text:p>2040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46.3">
            <text:p>46.3</text:p>
          </table:table-cell>
          <table:table-cell table:formula="oooc:=1/[.D84]*1000000" office:value-type="float" office:value="21598.2721382289">
            <text:p>2159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,</text:p>
          </table:table-cell>
          <table:table-cell office:value-type="string">
            <text:p>F1</text:p>
          </table:table-cell>
          <table:table-cell office:value-type="float" office:value="43.7">
            <text:p>43.7</text:p>
          </table:table-cell>
          <table:table-cell table:formula="oooc:=1/[.D85]*1000000" office:value-type="float" office:value="22883.295194508">
            <text:p>2288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,</text:p>
          </table:table-cell>
          <table:table-cell office:value-type="string">
            <text:p>E1</text:p>
          </table:table-cell>
          <table:table-cell office:value-type="float" office:value="41.2">
            <text:p>41.2</text:p>
          </table:table-cell>
          <table:table-cell table:formula="oooc:=1/[.D86]*1000000" office:value-type="float" office:value="24271.8446601942">
            <text:p>2427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38.9">
            <text:p>38.9</text:p>
          </table:table-cell>
          <table:table-cell table:formula="oooc:=1/[.D87]*1000000" office:value-type="float" office:value="25706.940874036">
            <text:p>2570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,</text:p>
          </table:table-cell>
          <table:table-cell office:value-type="string">
            <text:p>D1</text:p>
          </table:table-cell>
          <table:table-cell office:value-type="float" office:value="36.7">
            <text:p>36.7</text:p>
          </table:table-cell>
          <table:table-cell table:formula="oooc:=1/[.D88]*1000000" office:value-type="float" office:value="27247.9564032698">
            <text:p>2724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34.7">
            <text:p>34.7</text:p>
          </table:table-cell>
          <table:table-cell table:formula="oooc:=1/[.D89]*1000000" office:value-type="float" office:value="28818.4438040346">
            <text:p>2881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,</text:p>
          </table:table-cell>
          <table:table-cell office:value-type="string">
            <text:p>C1</text:p>
          </table:table-cell>
          <table:table-cell office:value-type="float" office:value="32.7">
            <text:p>32.7</text:p>
          </table:table-cell>
          <table:table-cell table:formula="oooc:=1/[.D90]*1000000" office:value-type="float" office:value="30581.0397553517">
            <text:p>3058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,,</text:p>
          </table:table-cell>
          <table:table-cell office:value-type="string">
            <text:p>B0</text:p>
          </table:table-cell>
          <table:table-cell office:value-type="float" office:value="30.9">
            <text:p>30.9</text:p>
          </table:table-cell>
          <table:table-cell table:formula="oooc:=1/[.D91]*1000000" office:value-type="float" office:value="32362.4595469256">
            <text:p>3236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9.1">
            <text:p>29.1</text:p>
          </table:table-cell>
          <table:table-cell table:formula="oooc:=1/[.D92]*1000000" office:value-type="float" office:value="34364.2611683849">
            <text:p>3436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,,</text:p>
          </table:table-cell>
          <table:table-cell office:value-type="string">
            <text:p>A0</text:p>
          </table:table-cell>
          <table:table-cell office:value-type="float" office:value="27.5">
            <text:p>27.5</text:p>
          </table:table-cell>
          <table:table-cell table:formula="oooc:=1/[.D93]*1000000" office:value-type="float" office:value="36363.6363636364">
            <text:p>36364</text:p>
          </table:table-cell>
          <table:table-cell table:number-columns-repeated="4"/>
        </table:table-row>
      </table:table>
      <table:database-ranges>
        <table:database-range table:target-range-address="Sheet1.I31:Sheet1.I54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ahoma1" svg:font-family="Tahoma" style:font-adornments="FuzzyMath by InrecoLAN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5-21">05/21/2007</text:date>, <text:time>22:02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creation-date>2007-05-21T20:54:20</meta:creation-date>
    <dc:creator>Timothy Weber</dc:creator>
    <dc:date>2007-05-21T22:02:19</dc:date>
    <dc:language>en-US</dc:language>
    <meta:editing-cycles>5</meta:editing-cycles>
    <meta:editing-duration>PT1H7M59S</meta:editing-duration>
    <meta:user-defined meta:name="Info 1"/>
    <meta:user-defined meta:name="Info 2"/>
    <meta:user-defined meta:name="Info 3"/>
    <meta:user-defined meta:name="Info 4"/>
    <meta:document-statistic meta:table-count="1" meta:cell-count="355"/>
  </office:meta>
</office:document-meta>
</file>